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3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6.534cm" fo:min-width="6.282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fc000" draw:textarea-vertical-align="middle" draw:auto-grow-height="false" draw:fit-to-size="false" style:shrink-to-fit="false" fo:min-height="0.326cm" fo:min-width="0.053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 style:list-style-name="L3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6.534cm" fo:min-width="6.282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a1467e" draw:textarea-vertical-align="middle" draw:auto-grow-height="false" draw:fit-to-size="false" style:shrink-to-fit="false" fo:min-height="0.326cm" fo:min-width="0.053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3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6.534cm" fo:min-width="6.282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f8000" draw:textarea-vertical-align="middle" draw:auto-grow-height="false" draw:fit-to-size="false" style:shrink-to-fit="false" fo:min-height="0.326cm" fo:min-width="0.053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solid" draw:fill-color="#a1467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ff8000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20pt" style:font-size-complex="20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4" draw:style-name="gr1" draw:text-style-name="P1" draw:layer="layout" svg:width="6.781cm" svg:height="6.783cm" draw:transform="rotate (1.5707963267949) translate (20.589cm 10.1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2" draw:layer="layout" svg:width="0.552cm" svg:height="0.575cm" draw:transform="rotate (-1.5707963267949) translate (22.97cm 5.4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4" draw:layer="layout" svg:width="1.325cm" svg:height="1.436cm" svg:x="18.02cm" svg:y="5.93cm">
          <text:p text:style-name="P3"><text:span text:style-name="T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6" draw:layer="layout" svg:width="5.041cm" svg:height="1.011cm" svg:x="20.663cm" svg:y="4.38cm">
          <text:p text:style-name="P5"><text:span text:style-name="T2">Position (i0,i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2" draw:style-name="gr5" draw:text-style-name="P7" draw:layer="layout" svg:x1="20.203cm" svg:y1="3.423cm" svg:x2="20.204cm" svg:y2="10.205cm">
          <text:p/>
        </draw:line>
        <draw:custom-shape draw:name="TextBox 22_2" draw:style-name="gr6" draw:text-style-name="P6" draw:layer="layout" svg:width="2.058cm" svg:height="1.012cm" draw:transform="rotate (1.5707963267949) translate (19.019cm 7.727cm)">
          <text:p text:style-name="P5"><text:span text:style-name="T3">N0_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0" draw:style-name="gr5" draw:text-style-name="P7" draw:layer="layout" svg:x1="27.361cm" svg:y1="2.996cm" svg:x2="20.578cm" svg:y2="2.997cm">
          <text:p/>
        </draw:line>
        <draw:custom-shape draw:name="TextBox 28_0" draw:style-name="gr7" draw:text-style-name="P6" draw:layer="layout" svg:width="2.057cm" svg:height="1.011cm" svg:x="22.966cm" svg:y="1.914cm">
          <text:p text:style-name="P5"><text:span text:style-name="T3">N1_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3.122cm" svg:height="1.673cm" svg:x="22.84cm" svg:y="6.84cm">
          <draw:text-box>
            <text:p>Matrix F</text:p>
          </draw:text-box>
        </draw:frame>
        <draw:custom-shape draw:name="Rectangle 1" draw:style-name="gr9" draw:text-style-name="P1" draw:layer="layout" svg:width="6.781cm" svg:height="6.783cm" draw:transform="rotate (1.5707963267949) translate (11.243cm 10.15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0" draw:text-style-name="P9" draw:layer="layout" svg:width="0.552cm" svg:height="0.575cm" draw:transform="rotate (-1.5707963267949) translate (13.624cm 5.46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1" draw:text-style-name="P6" draw:layer="layout" svg:width="5.041cm" svg:height="1.011cm" svg:x="11.317cm" svg:y="4.376cm">
          <text:p text:style-name="P5"><text:span text:style-name="T2">Position (i0,i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 1" draw:style-name="gr5" draw:text-style-name="P7" draw:layer="layout" svg:x1="10.857cm" svg:y1="3.419cm" svg:x2="10.858cm" svg:y2="10.201cm">
          <text:p/>
        </draw:line>
        <draw:custom-shape draw:name="TextBox 22_ 1" draw:style-name="gr12" draw:text-style-name="P6" draw:layer="layout" svg:width="2.058cm" svg:height="1.012cm" draw:transform="rotate (1.5707963267949) translate (9.673cm 7.723cm)">
          <text:p text:style-name="P5"><text:span text:style-name="T3">N0_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 1" draw:style-name="gr5" draw:text-style-name="P7" draw:layer="layout" svg:x1="18.015cm" svg:y1="2.992cm" svg:x2="11.232cm" svg:y2="2.993cm">
          <text:p/>
        </draw:line>
        <draw:custom-shape draw:name="TextBox 28_ 1" draw:style-name="gr13" draw:text-style-name="P6" draw:layer="layout" svg:width="2.057cm" svg:height="1.011cm" svg:x="13.62cm" svg:y="1.91cm">
          <text:p text:style-name="P5"><text:span text:style-name="T3">N1_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3.122cm" svg:height="1.673cm" svg:x="13.494cm" svg:y="6.836cm">
          <draw:text-box>
            <text:p>Matrix E</text:p>
          </draw:text-box>
        </draw:frame>
        <draw:custom-shape draw:name="Rectangle 3" draw:style-name="gr14" draw:text-style-name="P1" draw:layer="layout" svg:width="6.781cm" svg:height="6.783cm" draw:transform="rotate (1.5707963267949) translate (1.548cm 10.15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5" draw:text-style-name="P10" draw:layer="layout" svg:width="0.552cm" svg:height="0.575cm" draw:transform="rotate (-1.5707963267949) translate (3.929cm 5.46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6" draw:text-style-name="P6" draw:layer="layout" svg:width="5.041cm" svg:height="1.011cm" svg:x="1.522cm" svg:y="4.376cm">
          <text:p text:style-name="P5"><text:span text:style-name="T2">Position (i0,i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 2" draw:style-name="gr5" draw:text-style-name="P7" draw:layer="layout" svg:x1="1.162cm" svg:y1="3.419cm" svg:x2="1.163cm" svg:y2="10.201cm">
          <text:p/>
        </draw:line>
        <draw:custom-shape draw:name="TextBox 22_ 2" draw:style-name="gr17" draw:text-style-name="P6" draw:layer="layout" svg:width="2.058cm" svg:height="1.012cm" draw:transform="rotate (1.5707963267949) translate (-0.022cm 7.723cm)">
          <text:p text:style-name="P5"><text:span text:style-name="T3">N0_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 2" draw:style-name="gr5" draw:text-style-name="P7" draw:layer="layout" svg:x1="8.32cm" svg:y1="2.992cm" svg:x2="1.537cm" svg:y2="2.993cm">
          <text:p/>
        </draw:line>
        <draw:custom-shape draw:name="TextBox 28_ 2" draw:style-name="gr18" draw:text-style-name="P6" draw:layer="layout" svg:width="2.057cm" svg:height="1.011cm" svg:x="3.925cm" svg:y="1.91cm">
          <text:p text:style-name="P5"><text:span text:style-name="T3">N1_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3.122cm" svg:height="1.673cm" svg:x="3.799cm" svg:y="6.836cm">
          <draw:text-box>
            <text:p>Matrix D</text:p>
          </draw:text-box>
        </draw:frame>
        <draw:custom-shape draw:name="TextBox 3" draw:style-name="gr19" draw:text-style-name="P12" draw:layer="layout" svg:width="0.982cm" svg:height="1.096cm" svg:x="8.676cm" svg:y="6.13cm">
          <text:p text:style-name="P11"><text:span text:style-name="T4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valEnd_20_5" draw:display-name="msArrowOvalEnd 5" svg:viewBox="0 0 300 300" svg:d="M150 0l75 21 54 54 21 75-21 75-54 54-75 21-75-21-54-54-21-75 21-75 54-54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3:17:25.641071765</meta:creation-date>
    <dc:date>2023-09-04T13:59:49.253812552</dc:date>
    <meta:editing-duration>PT45M17S</meta:editing-duration>
    <meta:editing-cycles>7</meta:editing-cycles>
    <meta:generator>LibreOffice/7.3.7.2$Linux_X86_64 LibreOffice_project/30$Build-2</meta:generator>
    <meta:document-statistic meta:object-count="26"/>
  </office:meta>
</office:document-meta>
</file>